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412371134020619" calcext:value-type="percentage">
            <text:p>4,12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4" calcext:value-type="float">
            <text:p>4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9:36:53.563000000</dc:date>
    <meta:editing-duration>PT3H23M9S</meta:editing-duration>
    <meta:editing-cycles>13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